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style:font-name="LM Mono 10" fo:language="pl" fo:country="PL" officeooo:rsid="001c1496" officeooo:paragraph-rsid="001c1496"/>
    </style:style>
    <style:style style:name="P2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language="pl" fo:country="PL" officeooo:rsid="001c1496" officeooo:paragraph-rsid="001c1496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M Mono 10" fo:language="pl" fo:country="PL" officeooo:rsid="001c1496" officeooo:paragraph-rsid="001c1496"/>
    </style:style>
    <style:style style:name="P4" style:family="paragraph" style:parent-style-name="Heading_20_1">
      <style:paragraph-properties fo:margin-left="0in" fo:margin-right="0in" fo:margin-top="0in" fo:margin-bottom="0.2in" style:contextual-spacing="false" fo:text-indent="0in" style:auto-text-indent="false"/>
      <style:text-properties fo:language="pl" fo:country="PL"/>
    </style:style>
    <style:style style:name="P5" style:family="paragraph" style:parent-style-name="Heading_20_2">
      <style:paragraph-properties fo:margin-left="0in" fo:margin-right="0in" fo:margin-top="0in" fo:margin-bottom="0.2in" style:contextual-spacing="false" fo:text-indent="0in" style:auto-text-indent="false"/>
      <style:text-properties fo:language="pl" fo:country="PL"/>
    </style:style>
    <style:style style:name="T1" style:family="text">
      <style:text-properties style:font-name="LM Mono 10"/>
    </style:style>
    <style:style style:name="T2" style:family="text">
      <style:text-properties officeooo:rsid="001cdc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Zadanie 3 – zajęcia 5, 6 i 7</text:h>
      <text:p text:style-name="P2"/>
      <text:h text:style-name="P5" text:outline-level="2">Cel ćwiczenia</text:h>
      <text:p text:style-name="P2">Celem zadania realizowanego w trakcie trzech ostatnich laboratoriów jest zaznajomienie studentów z funkcjami przerwania 10h BIOS, służącego do realizacji operacji graficznych. Ponadto w ramach ćwiczenia studenci zaznajomieni zostaną z podstawowymi aspektami programowania koprocesora arytmetyki zmiennoprzecinkowej.</text:p>
      <text:p text:style-name="P2"/>
      <text:h text:style-name="P5" text:outline-level="2">Zadanie</text:h>
      <text:p text:style-name="P2">W ramach zadania 3 każdy student zaimplementuje program realizujący prostą grafikę VGA. Oprócz operacji graficznych w przerwaniu 10h, program wykonywał będzie także pewne obliczenia zmiennoprzecinkowe. Szczegółowe omówienie architektury i listy instrukcji koprocesora arytmetyki zmiennoprzecinkowej dostępne w odnośniku.</text:p>
      <text:p text:style-name="P2">Wszystkie niezbędne argumenty programu powinny być wczytane z wiersza poleceń. Program musi sprawdzić poprawność przekazanych argumentów oraz – jeśli to konieczne – dokonać ich konwersji na odpowiedni format wewnętrzny.</text:p>
      <text:p text:style-name="P2">Na ocenę rozwiązania zadania składają się:</text:p>
      <text:p text:style-name="P2">1. poprawność implementacji, w tym poprawne wykorzystanie rejestrów koprocesora arytmetyki zmiennoprzecinkowej</text:p>
      <text:p text:style-name="P2">2. przejrzystość implementacji, w tym należyte skomentowanie poszczególnych partii instrukcji w programie, unikanie nadmiarowych/nieczytelnych instrukcji skoku oraz prawidłowy podział programu na procedury</text:p>
      <text:p text:style-name="P2">3. terminowość realizacji</text:p>
      <text:p text:style-name="P2"/>
      <text:h text:style-name="P5" text:outline-level="2">Rysowanie zbioru Mandelbrota</text:h>
      <text:p text:style-name="P2">Program ma zadanie narysować fragment zbioru Mandelbrota. Bezpośrednio po uruchomieniu, program wczytuje z wiersza poleceń cztery liczbyzmiennoprzecinkowe: xmin, xmax, ymin i ymax. Zakładamy, że liczby wprowadzane są w formacie “klasycznym”, np. <text:span text:style-name="T1">1234.567</text:span>. Każdy inny format program powinien potraktować jako błąd. Po wczytaniu <text:span text:style-name="T2">i</text:span> konwersji liczb, program przechodzi w tryb graficzny <text:span text:style-name="T2">i</text:span> rozpoczyna rysowanie fragmentu zbioru Mandelbrota zawartego w kwadracie o narożnikach: lewy górny = <text:span text:style-name="T1">(xmin, ymin)</text:span> i prawy dolny = <text:span text:style-name="T1">(xmax, ymax)</text:span>. W tym celu program przechodzi w dwóch zagnieżdżonych pętlach po wszystkich pikselach na ekranie. Niech <text:span text:style-name="T1">N</text:span>, <text:span text:style-name="T1">M</text:span> będą współrzędnymi ekranowymi aktualnego piksela. Program konwertuje je na współrzędne w układzie<text:span text:style-name="T1"> xmin-xmax/ymin-xmax</text:span>:</text:p>
      <text:p text:style-name="P1"><text:soft-page-break/>p = xmin + N*(xmax-xmin)/rozdzielczosc_ekranu_w_osi_x</text:p>
      <text:p text:style-name="P1">q = ymin + M*(ymax-ymin)rozdzielczosc_ekranu_w_osi_y</text:p>
      <text:p text:style-name="Text_20_body">Następnie program wykonuje poniższe operacje arytmetyczne (pseudokod) :</text:p>
      <text:p text:style-name="P3">x = 0</text:p>
      <text:p text:style-name="P3">y = 0</text:p>
      <text:p text:style-name="P3">for(i = 0; I &lt; 1000; i++)</text:p>
      <text:p text:style-name="P3"><text:tab/>tmp = x*x – y*y + p</text:p>
      <text:p text:style-name="P3"><text:tab/>y = 2*x*y + q</text:p>
      <text:p text:style-name="P3"><text:tab/>x = tmp</text:p>
      <text:p text:style-name="P3"><text:tab/>if(x*x + y*y &gt; 4.0) break</text:p>
      <text:p text:style-name="P3">if(i == 1000) wynik = 1</text:p>
      <text:p text:style-name="P3">if(i &lt; 1000) wynik = 0</text:p>
      <text:p text:style-name="P3"/>
      <text:p text:style-name="P2">Jeśli po wykonaniu powyższych operacji zachodzi warunek <text:span text:style-name="T1">wynik == 1 </text:span>(co oznacza, że wykonano wszystkie 1000 iteracji pętli) to bieżący piksel <text:span text:style-name="T1">(N, M)</text:span> otrzymuje kolor biały. Jeśli natomiast po wykonaniu powyższych operacji zachodzi <text:span text:style-name="T1">wynik == 0</text:span> (co oznacza, że wykonano mniej niż 1000 iteracji ze względu na przerwanie pętli instrukcją break) to piksel otrzymuje kolor czarny.</text:p>
      <text:p text:style-name="P2">Cały zbiór Mandelbrota otrzymamy po wykonaniu powyższych operacji dla wszystkich pikseli, przy parametrach: <text:span text:style-name="T1">xmin=-2 xmax=1 ymin=-1 i ymax=1</text:span>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atka </meta:initial-creator>
    <meta:creation-date>2014-06-12T16:06:12.733416621</meta:creation-date>
    <dc:date>2014-06-12T17:56:51.797181988</dc:date>
    <dc:creator>beatka </dc:creator>
    <meta:editing-duration>PT33M37S</meta:editing-duration>
    <meta:editing-cycles>1</meta:editing-cycles>
    <meta:document-statistic meta:table-count="0" meta:image-count="0" meta:object-count="0" meta:page-count="2" meta:paragraph-count="26" meta:word-count="393" meta:character-count="2900" meta:non-whitespace-character-count="2525"/>
    <meta:generator>LibreOffice/4.2.3.3$Linux_X86_64 LibreOffice_project/420m0$Build-3</meta:generator>
  </office:meta>
</office:document-meta>
</file>